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sk_check_first_segment" table:style-name="ta1">
        <table:table-column table:style-name="co1" table:number-columns-repeated="2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amp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&amp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&amp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&amp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&amp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&amp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&amp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&amp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&amp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&amp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&amp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&amp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amp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amp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&amp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table:formula="of:=MIN([.C29:.C128])" office:value-type="float" office:value="852" calcext:value-type="float">
            <text:p>85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eage</text:p>
          </table:table-cell>
          <table:table-cell table:formula="of:=AVERAGE([.C29:.C128])" office:value-type="float" office:value="931.92" calcext:value-type="float">
            <text:p>931.9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orst</text:p>
          </table:table-cell>
          <table:table-cell table:formula="of:=MAX([.C29:.C128])" office:value-type="float" office:value="980" calcext:value-type="float">
            <text:p>98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9:55:40.758998913</meta:creation-date>
    <dc:date>2016-11-30T10:26:53.886174222</dc:date>
    <meta:editing-duration>PT10M52S</meta:editing-duration>
    <meta:editing-cycles>1</meta:editing-cycles>
    <meta:generator>LibreOffice/5.1.4.2$Linux_X86_64 LibreOffice_project/10m0$Build-2</meta:generator>
    <meta:document-statistic meta:table-count="1" meta:cell-count="926" meta:object-count="0"/>
  </office:meta>
</office:document-meta>
</file>